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0000000E1FE37377EBDF6EF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1.7701in" draw:z-index="0"><draw:image xlink:href="Pictures/1000020100000370000000E1FE37377EBDF6EF4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1" meta:paragraph-count="0" meta:word-count="0" meta:character-count="0" meta:non-whitespace-character-count="0"/>
  </office:meta>
</office:document-meta>
</file>